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2.625in"/>
    </style:style>
    <style:style style:name="Table2.B" style:family="table-column">
      <style:table-column-properties style:column-width="4.07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2.625in"/>
    </style:style>
    <style:style style:name="Table3.B" style:family="table-column">
      <style:table-column-properties style:column-width="4.072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47dc" officeooo:paragraph-rsid="001747dc"/>
    </style:style>
    <style:style style:name="P2" style:family="paragraph" style:parent-style-name="Text_20_body">
      <style:text-properties officeooo:rsid="0017e60a" officeooo:paragraph-rsid="0017e60a"/>
    </style:style>
    <style:style style:name="P3" style:family="paragraph" style:parent-style-name="Text_20_body">
      <style:text-properties officeooo:rsid="0017e60a" officeooo:paragraph-rsid="00199ab6"/>
    </style:style>
    <style:style style:name="P4" style:family="paragraph" style:parent-style-name="Text_20_body">
      <style:text-properties officeooo:rsid="0017e60a" officeooo:paragraph-rsid="001b8e64"/>
    </style:style>
    <style:style style:name="P5" style:family="paragraph" style:parent-style-name="Text_20_body">
      <style:text-properties officeooo:rsid="00199ab6" officeooo:paragraph-rsid="00199ab6"/>
    </style:style>
    <style:style style:name="P6" style:family="paragraph" style:parent-style-name="Text_20_body">
      <style:text-properties officeooo:rsid="001b8e64" officeooo:paragraph-rsid="001b8e64"/>
    </style:style>
    <style:style style:name="P7" style:family="paragraph" style:parent-style-name="Text_20_body">
      <style:text-properties officeooo:rsid="001cf29e" officeooo:paragraph-rsid="001cf29e"/>
    </style:style>
    <style:style style:name="P8" style:family="paragraph" style:parent-style-name="Text_20_body">
      <style:text-properties officeooo:rsid="001cf29e" officeooo:paragraph-rsid="001d2938"/>
    </style:style>
    <style:style style:name="P9" style:family="paragraph" style:parent-style-name="Text_20_body">
      <style:text-properties officeooo:rsid="001e03a9" officeooo:paragraph-rsid="001e03a9"/>
    </style:style>
    <style:style style:name="P10" style:family="paragraph" style:parent-style-name="Table_20_Contents">
      <style:text-properties officeooo:rsid="0017e60a" officeooo:paragraph-rsid="0017e60a"/>
    </style:style>
    <style:style style:name="P11" style:family="paragraph" style:parent-style-name="Table_20_Contents">
      <style:text-properties officeooo:rsid="0017e60a" officeooo:paragraph-rsid="00199ab6"/>
    </style:style>
    <style:style style:name="P12" style:family="paragraph" style:parent-style-name="Table_20_Contents">
      <style:text-properties officeooo:paragraph-rsid="00199ab6"/>
    </style:style>
    <style:style style:name="P13" style:family="paragraph" style:parent-style-name="Table_20_Contents">
      <style:text-properties officeooo:rsid="00199ab6" officeooo:paragraph-rsid="00199ab6"/>
    </style:style>
    <style:style style:name="T1" style:family="text">
      <style:text-properties officeooo:rsid="00199ab6"/>
    </style:style>
    <style:style style:name="T2" style:family="text">
      <style:text-properties officeooo:rsid="001b8e64"/>
    </style:style>
    <style:style style:name="T3" style:family="text">
      <style:text-properties officeooo:rsid="001cf29e"/>
    </style:style>
    <style:style style:name="T4" style:family="text">
      <style:text-properties officeooo:rsid="001d293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27_380186009"/>DT2119 Lab3B: Deep Learning for ASR<text:bookmark-end text:name="__DdeLink__27_380186009"/></text:p>
      <text:p text:style-name="P1">4.a. Training and testing</text:p>
      <text:p text:style-name="P2">4.a.1. Prepare the database</text:p>
      <text:p text:style-name="P2"><text:s/><text:span text:style-name="T1">a. </text:span>Number of male and female in training and test set</text:p>
      <text:p text:style-name="P2"><text:span text:style-name="T1">c</text:span>at train.lst| grep "/man"| cut -d "/" -f 6 | uniq -c| wc -l</text:p>
      <text:p text:style-name="P2">cat train.lst| grep "/woman"| cut -d "/" -f 6 | uniq -c| wc -l</text:p>
      <text:p text:style-name="P2">cat test.lst| grep "/man"| cut -d "/" -f 6 | uniq -c| wc -l</text:p>
      <text:p text:style-name="P2">cat test.lst| grep "/woman"| cut -d "/" -f 6 | uniq -c| wc -l</text:p>
      <text:p text:style-name="P2"/>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10">Male</text:p>
          </table:table-cell>
          <table:table-cell table:style-name="Table1.C1" office:value-type="string">
            <text:p text:style-name="P10">Female</text:p>
          </table:table-cell>
        </table:table-row>
        <table:table-row>
          <table:table-cell table:style-name="Table1.A2" office:value-type="string">
            <text:p text:style-name="P10">Training</text:p>
          </table:table-cell>
          <table:table-cell table:style-name="Table1.A2" office:value-type="string">
            <text:p text:style-name="P10">55</text:p>
          </table:table-cell>
          <table:table-cell table:style-name="Table1.C2" office:value-type="string">
            <text:p text:style-name="P10">57</text:p>
          </table:table-cell>
        </table:table-row>
        <table:table-row>
          <table:table-cell table:style-name="Table1.A2" office:value-type="string">
            <text:p text:style-name="P10">Test</text:p>
          </table:table-cell>
          <table:table-cell table:style-name="Table1.A2" office:value-type="string">
            <text:p text:style-name="P10">56</text:p>
          </table:table-cell>
          <table:table-cell table:style-name="Table1.C2" office:value-type="string">
            <text:p text:style-name="P10">57</text:p>
          </table:table-cell>
        </table:table-row>
      </table:table>
      <text:p text:style-name="P2"/>
      <text:p text:style-name="P3"><text:s/><text:span text:style-name="T1">b. Number of training and test utterances</text:span></text:p>
      <text:p text:style-name="P5">cat train_word.mlf |grep "\/" | wc -l</text:p>
      <text:p text:style-name="P5">cat test_word.mlf |grep "\/" | wc -l</text:p>
      <table:table table:name="Table2" table:style-name="Table2">
        <table:table-column table:style-name="Table2.A"/>
        <table:table-column table:style-name="Table2.B"/>
        <table:table-row>
          <table:table-cell table:style-name="Table2.A1" office:value-type="string">
            <text:p text:style-name="P12"/>
          </table:table-cell>
          <table:table-cell table:style-name="Table2.B1" office:value-type="string">
            <text:p text:style-name="P13">Number of utterances</text:p>
          </table:table-cell>
        </table:table-row>
        <table:table-row>
          <table:table-cell table:style-name="Table2.A2" office:value-type="string">
            <text:p text:style-name="P11">Training</text:p>
          </table:table-cell>
          <table:table-cell table:style-name="Table2.B2" office:value-type="string">
            <text:p text:style-name="P13">8623</text:p>
          </table:table-cell>
        </table:table-row>
        <table:table-row>
          <table:table-cell table:style-name="Table2.A2" office:value-type="string">
            <text:p text:style-name="P11">Test</text:p>
          </table:table-cell>
          <table:table-cell table:style-name="Table2.B2" office:value-type="string">
            <text:p text:style-name="P13">8700</text:p>
          </table:table-cell>
        </table:table-row>
      </table:table>
      <text:p text:style-name="P5"><text:s/></text:p>
      <text:p text:style-name="P5">c. Number of phonemes (including silence)</text:p>
      <text:p text:style-name="P5">wc -l phones0.lst</text:p>
      <text:p text:style-name="P5">wc -l phones1.lst</text:p>
      <table:table table:name="Table3" table:style-name="Table3">
        <table:table-column table:style-name="Table3.A"/>
        <table:table-column table:style-name="Table3.B"/>
        <table:table-row>
          <table:table-cell table:style-name="Table3.A1" office:value-type="string">
            <text:p text:style-name="P12"/>
          </table:table-cell>
          <table:table-cell table:style-name="Table3.B1" office:value-type="string">
            <text:p text:style-name="P13">Number of utterances</text:p>
          </table:table-cell>
        </table:table-row>
        <table:table-row>
          <table:table-cell table:style-name="Table3.A2" office:value-type="string">
            <text:p text:style-name="P13">Phones0.lst</text:p>
          </table:table-cell>
          <table:table-cell table:style-name="Table3.B2" office:value-type="string">
            <text:p text:style-name="P13">21</text:p>
          </table:table-cell>
        </table:table-row>
        <table:table-row>
          <table:table-cell table:style-name="Table3.A2" office:value-type="string">
            <text:p text:style-name="P13">Phones1.lst</text:p>
          </table:table-cell>
          <table:table-cell table:style-name="Table3.B2" office:value-type="string">
            <text:p text:style-name="P13">22</text:p>
          </table:table-cell>
        </table:table-row>
      </table:table>
      <text:p text:style-name="P5"><text:s/></text:p>
      <text:p text:style-name="P5">d. Number of nodes and arcs in the recognition network (workdir/digitloop.lat )</text:p>
      <text:p text:style-name="P6">Nodes = 16 </text:p>
      <text:p text:style-name="P6">Arcs = 36</text:p>
      <text:p text:style-name="P5"><text:s/>Optional: display the content of the grammar in workdir/digitloop.lat as a graph</text:p>
      <text:p text:style-name="P4">4.a.<text:span text:style-name="T2">2</text:span>. <text:span text:style-name="T2">Train and test G-HMMs with features MFCC_0_D_A</text:span></text:p>
      <text:p text:style-name="P9"><text:soft-page-break/>This features include the main 12 coefficients from the DCT, keeping the energy and with de Delta2 vector added (second derivative of the MFCCs, thus the acceleration ). We have 39 coefficients, and therefore, for each state, mean and variance vectors will have both size 39.</text:p>
      <text:p text:style-name="P7">For the target features (features_MFCC_0_D_A.cfg) config file we get:</text:p>
      <text:p text:style-name="P7"># Feature extraction configuration</text:p>
      <text:p text:style-name="P8">TARGETKIND = MFCC_0_D_A :: The type of feature we want to use. </text:p>
      <text:p text:style-name="P8"><text:s/>TARGETRATE (HTK uses units of 100ns) = 100000.0 = 10ms :: The frame period </text:p>
      <text:p text:style-name="P7">• SAVECOMPRESSED = F :: Compress the output features(T) ot not (F)</text:p>
      <text:p text:style-name="P7">• SAVEWITHCRC = F</text:p>
      <text:p text:style-name="P7">• WINDOWSIZE = 200000.0 = 20ms :: The size of the window where we will extract the MFCC features. </text:p>
      <text:p text:style-name="P7">• USEHAMMING <text:span text:style-name="T4">= T :: </text:span>Apply a hamming window on the window extracted for computing the FFT (Yes)</text:p>
      <text:p text:style-name="P7">• USEPOWER <text:span text:style-name="T4">= T :: </text:span>Take absolute value of FFT (Yes)</text:p>
      <text:p text:style-name="P7">• PREEMCOEF <text:span text:style-name="T4">= 0.97 :: </text:span>Value of the <text:span text:style-name="T4">Pre-emphasis c</text:span>oefficent that compensates the db dropped due to radiation at lips. </text:p>
      <text:p text:style-name="P7">• NUMCHANS <text:span text:style-name="T4">= 40 :: </text:span>Number of coefficients takes in the FFT </text:p>
      <text:p text:style-name="P7">• LOFREQ <text:span text:style-name="T4">= 133.33 Hz :: </text:span>Lowest frequency analyze in FFT </text:p>
      <text:p text:style-name="P7">• HIFREQ <text:span text:style-name="T4">= 6835 Hz :: </text:span>Highest frequency analyze in FFT </text:p>
      <text:p text:style-name="P7">• CEPLIFTER <text:span text:style-name="T4">= 21 :: </text:span>Number of filter applied during the step of Mel Filterbank </text:p>
      <text:p text:style-name="P7">• NUMCEPS <text:span text:style-name="T4">= 12 :: </text:span>Number of coefficients kept after the DCT </text:p>
      <text:p text:style-name="P7">• ENORMALISE <text:span text:style-name="T4">= F :: </text:span>Energy normalisation on recorded audio files (No)</text:p>
      <text:p text:style-name="P9">and a HMM definition prototype is provided in <text:s/>proto<text:span text:style-name="T3">_MFCC_0_D_A.</text:span>mmf:</text:p>
      <text:p text:style-name="P9">Provides the HMM model initialization parameters: </text:p>
      <text:p text:style-name="P9">- Number of states = 5</text:p>
      <text:p text:style-name="P9">- Mean and variance initialization values for each state.</text:p>
      <text:p text:style-name="P9">- Transition matrix = 5x5 siz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11:20.323860516</meta:creation-date>
    <meta:editing-duration>PT22M32S</meta:editing-duration>
    <meta:editing-cycles>5</meta:editing-cycles>
    <meta:generator>LibreOffice/5.1.6.2$Linux_X86_64 LibreOffice_project/10m0$Build-2</meta:generator>
    <dc:date>2017-05-03T11:04:34.406756740</dc:date>
    <meta:document-statistic meta:table-count="3" meta:image-count="0" meta:object-count="0" meta:page-count="2" meta:paragraph-count="61" meta:word-count="452" meta:character-count="2488" meta:non-whitespace-character-count="2077"/>
  </office:meta>
</office:document-meta>
</file>